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 New Bold" svg:font-family="'Courier New Bold'" style:font-family-generic="roman"/>
    <style:font-face style:name="ヒラギノ角ゴ Pro W3" svg:font-family="'ヒラギノ角ゴ Pro W3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Body_20_A_20_A">
      <style:text-properties style:font-name="Times New Roman"/>
    </style:style>
    <style:style style:name="P2" style:family="paragraph" style:parent-style-name="Body_20_A_20_A">
      <style:text-properties style:font-name="Times New Roman" fo:font-size="14pt" fo:font-weight="bold" style:font-size-asian="14pt" style:font-weight-asian="bold"/>
    </style:style>
    <style:style style:name="P3" style:family="paragraph" style:parent-style-name="Body_20_A_20_A">
      <style:paragraph-properties fo:hyphenation-ladder-count="no-limit"/>
      <style:text-properties style:font-name="Times New Roman" fo:font-size="14pt" fo:font-weight="bold" style:font-size-asian="14pt" style:font-weight-asian="bold" fo:hyphenate="true" fo:hyphenation-remain-char-count="2" fo:hyphenation-push-char-count="2"/>
    </style:style>
    <style:style style:name="P4" style:family="paragraph" style:parent-style-name="Body_20_A_20_A">
      <style:paragraph-properties fo:hyphenation-ladder-count="no-limit"/>
      <style:text-properties style:font-name="Times New Roman" fo:font-weight="bold" style:font-weight-asian="bold" fo:hyphenate="true" fo:hyphenation-remain-char-count="2" fo:hyphenation-push-char-count="2"/>
    </style:style>
    <style:style style:name="P5" style:family="paragraph" style:parent-style-name="Body_20_A_20_A">
      <style:paragraph-properties fo:hyphenation-ladder-count="no-limit"/>
      <style:text-properties style:font-name="Times New Roman" fo:hyphenate="true" fo:hyphenation-remain-char-count="2" fo:hyphenation-push-char-count="2"/>
    </style:style>
    <style:style style:name="P6" style:family="paragraph" style:parent-style-name="Body_20_A_20_A">
      <style:paragraph-properties fo:hyphenation-ladder-count="no-limit" fo:break-before="page"/>
      <style:text-properties style:font-name="Times New Roman" fo:font-size="14pt" fo:font-weight="bold" style:font-size-asian="14pt" style:font-weight-asian="bold" fo:hyphenate="true" fo:hyphenation-remain-char-count="2" fo:hyphenation-push-char-count="2"/>
    </style:style>
    <style:style style:name="P7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2pt" fo:language="en" fo:country="US" style:font-size-asian="12pt"/>
    </style:style>
    <style:style style:name="P8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2pt" fo:language="en" fo:country="US" fo:font-weight="bold" style:font-size-asian="12pt" style:font-weight-asian="bold"/>
    </style:style>
    <style:style style:name="P9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2pt" fo:language="en" fo:country="US" fo:font-weight="normal" style:font-size-asian="12pt" style:font-weight-asian="normal" style:font-weight-complex="normal"/>
    </style:style>
    <style:style style:name="P10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1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/>
    </style:style>
    <style:style style:name="P12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4pt" fo:font-weight="bold" style:font-size-asian="14pt" style:font-weight-asian="bold"/>
    </style:style>
    <style:style style:name="P13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T1" style:family="text">
      <style:text-properties style:font-name="Courier New Bold"/>
    </style:style>
    <style:style style:name="T2" style:family="text">
      <style:text-properties fo:font-size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weight="bold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style:font-size-asian="12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weight-asian="bold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le Summary for COMHAN.C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ile Summary for MPX_SUPT.C &amp; MPX_SUPT.H</text:p>
      <text:p text:style-name="P2"/>
      <text:p text:style-name="P4">FUNCTIONS</text:p>
      <text:p text:style-name="P5">sys_init</text:p>
      <text:p text:style-name="P5"><text:span text:style-name="T13"><text:tab/></text:span>Initializes MPX.</text:p>
      <text:p text:style-name="P5"/>
      <text:p text:style-name="P5">sys_exit</text:p>
      <text:p text:style-name="P5"><text:span text:style-name="T13"><text:tab/></text:span>exits MPX to host OS.</text:p>
      <text:p text:style-name="P5"/>
      <text:p text:style-name="P5">sys_set_vec</text:p>
      <text:p text:style-name="P5"><text:tab/>Sets trap vector for system call handler.</text:p>
      <text:p text:style-name="P5"/>
      <text:p text:style-name="P5">sys_req</text:p>
      <text:p text:style-name="P5"><text:span text:style-name="T13"><text:tab/></text:span>Request a system service.</text:p>
      <text:p text:style-name="P5"/>
      <text:p text:style-name="P5">sys_alloc_mem</text:p>
      <text:p text:style-name="P5"><text:span text:style-name="T13"><text:tab/></text:span>Allocate memory.</text:p>
      <text:p text:style-name="P5"/>
      <text:p text:style-name="P5">sys_free_mem</text:p>
      <text:p text:style-name="P5"><text:span text:style-name="T13"><text:tab/></text:span>De-allocate memory.</text:p>
      <text:p text:style-name="P5"/>
      <text:p text:style-name="P5">sys_get_date</text:p>
      <text:p text:style-name="P5"><text:span text:style-name="T13"><text:tab/></text:span>Retrieves system date.</text:p>
      <text:p text:style-name="P5"/>
      <text:p text:style-name="P5">sys_set_date</text:p>
      <text:p text:style-name="P5"><text:span text:style-name="T13"><text:tab/></text:span>Sets system date.</text:p>
      <text:p text:style-name="P5"/>
      <text:p text:style-name="P5">sys_open_dir</text:p>
      <text:p text:style-name="P5"><text:span text:style-name="T13"><text:tab/></text:span>Open a directory.</text:p>
      <text:p text:style-name="P5"/>
      <text:p text:style-name="P5">sys_get_entry</text:p>
      <text:p text:style-name="P5"><text:span text:style-name="T13"><text:tab/></text:span>Retrieves a directory entry</text:p>
      <text:p text:style-name="P5"/>
      <text:p text:style-name="P5">sys_close_dir</text:p>
      <text:p text:style-name="P5"><text:span text:style-name="T13"><text:tab/></text:span>Closes a directory</text:p>
      <text:p text:style-name="P5"/>
      <text:p text:style-name="P5">sys_check_program</text:p>
      <text:p text:style-name="P5"><text:span text:style-name="T13"><text:tab/></text:span>Checks and measures program file</text:p>
      <text:p text:style-name="P5"/>
      <text:p text:style-name="P5">sys_load_program</text:p>
      <text:p text:style-name="P5"><text:span text:style-name="T13"><text:tab/></text:span>Loads an MPX program</text:p>
      <text:p text:style-name="P5"><text:span text:style-name="T13"/></text:p>
      <text:p text:style-name="P5"><text:span text:style-name="T13">DATA STRUCTURES</text:span></text:p>
      <text:p text:style-name="P5">params</text:p>
      <text:p text:style-name="P5"><text:tab/>Internal structure used by sys_req</text:p>
      <text:p text:style-name="P1"/>
      <text:p text:style-name="P5">date_rec</text:p>
      <text:p text:style-name="P3"><text:tab/><text:span text:style-name="T4">Structure to hold month/day/year values for the system date</text:span></text:p>
      <text:p text:style-name="P2"><text:soft-page-break/>DATA STRUCTURES</text:p>
      <text:p text:style-name="P2"><text:tab/><text:span text:style-name="T4">Holds parameters for use in the sys_req function of mpx_supt.c.</text:span></text:p>
      <text:p text:style-name="P2"/>
      <text:p text:style-name="P4">PARAMS</text:p>
      <text:p text:style-name="P4"/>
      <text:p text:style-name="P7">typedef struct params {</text:p>
      <text:p text:style-name="P7"><text:tab/>int <text:s text:c="5"/>op_code;</text:p>
      <text:p text:style-name="P7"><text:tab/>int <text:s text:c="5"/>device_id;</text:p>
      <text:p text:style-name="P7"><text:tab/>char <text:s text:c="4"/>*buf_p;</text:p>
      <text:p text:style-name="P7"><text:tab/>int <text:s text:c="5"/>*count_p;</text:p>
      <text:p text:style-name="P11"><text:span text:style-name="T3"><text:tab/>} params;</text:span></text:p>
      <text:p text:style-name="P7"/>
      <text:p text:style-name="P7"/>
      <text:p text:style-name="P8">Attributes</text:p>
      <text:p text:style-name="P8"/>
      <text:p text:style-name="P7">int op_code</text:p>
      <text:p text:style-name="P11"><text:span text:style-name="T3"><text:tab/>An integer representing the operation type: IDLE, READ, WRITE, CLEAR, GOTOXY, EXIT</text:span></text:p>
      <text:p text:style-name="P7"><text:tab/></text:p>
      <text:p text:style-name="P7">int device_id</text:p>
      <text:p text:style-name="P11"><text:span text:style-name="T3"><text:tab/>An integer representing the device type: TERMINAL, COM_PORT, PRINTER</text:span></text:p>
      <text:p text:style-name="P11"><text:span text:style-name="T3"/></text:p>
      <text:p text:style-name="P7">char *buf_p</text:p>
      <text:p text:style-name="P11"><text:span text:style-name="T3"><text:tab/>A character buffer for data input and output.</text:span></text:p>
      <text:p text:style-name="P7"/>
      <text:p text:style-name="P7">int <text:s/>*count_p</text:p>
      <text:p text:style-name="P11"><text:span text:style-name="T3"><text:tab/>A pointer to an integer representing the size of the character buffer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DATE_REC</text:p>
      <text:p text:style-name="P9"><text:tab/>Holds a date for the set and get date methods of mpx_supt.c</text:p>
      <text:p text:style-name="P8"/>
      <text:p text:style-name="P7">typedef struct {</text:p>
      <text:p text:style-name="P7"><text:tab/>int month;</text:p>
      <text:p text:style-name="P7"><text:tab/>int day;</text:p>
      <text:p text:style-name="P7"><text:tab/>int year;</text:p>
      <text:p text:style-name="P7"><text:tab/>} date_rec;</text:p>
      <text:p text:style-name="P11"><text:span text:style-name="T3"/></text:p>
      <text:p text:style-name="P11"><text:span text:style-name="T3"/></text:p>
      <text:p text:style-name="P8">Attributes</text:p>
      <text:p text:style-name="P8"/>
      <text:p text:style-name="P7">int month</text:p>
      <text:p text:style-name="P7"><text:tab/>Integer representing the month.</text:p>
      <text:p text:style-name="P7"/>
      <text:p text:style-name="P7">int day</text:p>
      <text:p text:style-name="P11"><text:span text:style-name="T3"><text:tab/></text:span><text:span text:style-name="T3">Integer representing the day.</text:span></text:p>
      <text:p text:style-name="P7"/>
      <text:p text:style-name="P7">int year</text:p>
      <text:p text:style-name="P11"><text:span text:style-name="T3"><text:tab/>Integer representing the year.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2"><text:span text:style-name="T3"/></text:p>
      <text:p text:style-name="P13"><text:soft-page-break/><text:span text:style-name="T6">Global Variables</text:span></text:p>
      <text:p text:style-name="P13"><text:span text:style-name="T7"/></text:p>
      <text:p text:style-name="P10"><text:span text:style-name="T7">int err = 0;</text:span></text:p>
      <text:p text:style-name="P10"><text:span text:style-name="T7"><text:tab/>Holds the error code for all of the functions.</text:span></text:p>
      <text:p text:style-name="P10"><text:span text:style-name="T7"/></text:p>
      <text:p text:style-name="P10"><text:span text:style-name="T7">char * fcns[7] = {"date\0","help\0","ver\0","dir\0","quit\0","list\0",NULL};</text:span></text:p>
      <text:p text:style-name="P10"><text:span text:style-name="T7"><text:tab/>Holds the names of the valid commands as strings.</text:span></text:p>
      <text:p text:style-name="P10"><text:span text:style-name="T7"/></text:p>
      <text:p text:style-name="P10"><text:span text:style-name="T7">char wd[BIGBUFF*2] = {0};</text:span></text:p>
      <text:p text:style-name="P10"><text:span text:style-name="T7"><text:tab/>String that holds the current working direc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/>
    <style:font-face style:name="Courier New Bold" svg:font-family="'Courier New Bold'" style:font-family-generic="roman"/>
    <style:font-face style:name="ヒラギノ角ゴ Pro W3" svg:font-family="'ヒラギノ角ゴ Pro W3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ee_20_Form_20_A" style:display-name="Free Form A" style:family="paragraph">
      <style:paragraph-properties fo:orphans="2" fo:widows="2"/>
      <style:text-properties fo:color="#000000" style:font-name="Times New Roman" fo:font-size="10pt" fo:language="none" fo:country="none" style:font-name-asian="ヒラギノ角ゴ Pro W3" style:font-size-asian="10pt" style:font-name-complex="Times New Roman" style:font-size-complex="10pt" style:language-complex="ar" style:country-complex="SA"/>
    </style:style>
    <style:style style:name="Body_20_A_20_A" style:display-name="Body A A" style:family="paragraph">
      <style:paragraph-properties fo:orphans="2" fo:widows="2" fo:hyphenation-ladder-count="no-limit"/>
      <style:text-properties fo:color="#000000" style:font-name="Helvetica" fo:font-size="12pt" fo:language="en" fo:country="US" style:font-name-asian="ヒラギノ角ゴ Pro W3" style:font-size-asian="12pt" style:font-name-complex="Times New Roman" style:font-size-complex="10pt" style:language-complex="ar" style:country-complex="SA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roy Canady</meta:initial-creator>
    <meta:creation-date>2010-02-05T01:57:31.03</meta:creation-date>
    <dc:date>2010-02-05T02:16:31.08</dc:date>
    <dc:creator>Jonroy Canady</dc:creator>
    <meta:editing-duration>PT00H18M48S</meta:editing-duration>
    <meta:editing-cycles>25</meta:editing-cycles>
    <meta:generator>OpenOffice.org/3.1$Win32 OpenOffice.org_project/310m19$Build-9420</meta:generator>
    <meta:document-statistic meta:table-count="0" meta:image-count="0" meta:object-count="0" meta:page-count="5" meta:paragraph-count="74" meta:word-count="249" meta:character-count="1704"/>
  </office:meta>
</office:document-meta>
</file>